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8*"/>
    </style:style>
    <style:style style:name="Table1.B" style:family="table-column">
      <style:table-column-properties style:column-width="23.229cm" style:rel-column-width="5495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style:font-name="Times New Roman"/>
    </style:style>
    <style:style style:name="T1" style:family="text">
      <style:text-properties fo:language="ru" fo:country="RU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ru" fo:country="RU"/>
    </style:style>
    <style:style style:name="T4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language="ru" fo:country="RU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191cm" svg:height="0.93cm" draw:z-index="0"><draw:image xlink:href="../../odt/images/3070.png" xlink:type="simple" xlink:show="embed" xlink:actuate="onLoad"/></draw:frame></text:p>
          </table:table-cell>
          <table:table-cell table:style-name="Table1.B1" office:value-type="string">
            <text:h text:style-name="P6" text:outline-level="1">Номер линейного уравне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81cm" svg:height="0.87cm" draw:z-index="0"><draw:image xlink:href="../../odt/images/3070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5">Блок используется совместно с блоками «Коэффициенты линейного уравнения» и «Результаты СЛАУ».</text:p>
            <text:p text:style-name="P5">Блок представляет собой счётчик количества уравнений в системе с заданным именем.</text:p>
            <text:p text:style-name="Text_20_body">Данный бло<text:span text:style-name="T2">к возвращает на выходе вектор уникальных номеров строк (уравнений) СЛАУ. При инициализации схемы инициализируется общий для схемы объект-решатель СЛАУ с уникальным именем &lt;solvername&gt;, который содержит счётчик количества уравнений. При этом возможно как совмещение данной системы с основным якобианом, используемым для неявных методов интегрирования, так и существование отдельной системы линейных уравнений. Данный блок при инициализации схемы прибавляет к этому счётчику количество уравнений &lt;equcount&gt;, заданное в свойствах блока и на выходе формирует вектор номеров уравнений размерностью &lt;equcount&gt;. При расчёте выходы данного блока не меняются.</text:span></text:p>
            <text:p text:style-name="Text_20_body"><text:span text:style-name="T4">Свойства</text:span>:</text:p>
            <text:list xml:id="list1748756824170174453" text:style-name="L1">
              <text:list-item>
                <text:p text:style-name="P7">Имя решателя СЛАУ — имя решателя (стро<text:span text:style-name="T2">ка &lt;solvername&gt;), который обрабатывает (решает) СЛАУ</text:span><text:span text:style-name="T3">. Должно быть </text:span><text:span text:style-name="T5">одинаковым</text:span><text:span text:style-name="T3"> для всех блоков «Номер линейного уравнения», «Коэффициенты линейного уравнения» и «Результаты СЛАУ», принадлежащих одной системе.</text:span></text:p>
              </text:list-item>
              <text:list-item>
                <text:p text:style-name="P8">Количество уравнений — натуральное число &lt;equcount&gt;, обозначающее <text:span text:style-name="T1">количество добавляемых этим блоком уравнений в систему &lt;solvername&gt;</text:span>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мер линейного уравнения</dc:title>
    <dc:date>2012-01-14T01:14:29.60</dc:date>
    <meta:generator>OpenOffice_Beta/4.1.0$Win32 OpenOffice.org_project/410m14$Build-9760</meta:generator>
    <meta:editing-duration>PT4H23M36S</meta:editing-duration>
    <meta:editing-cycles>64</meta:editing-cycles>
    <dc:creator>Александр </dc:creator>
    <meta:document-statistic meta:table-count="1" meta:image-count="2" meta:object-count="0" meta:page-count="1" meta:paragraph-count="12" meta:word-count="163" meta:character-count="1283"/>
  </office:meta>
</office:document-meta>
</file>